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898in" svg:y="0.8772in">
            <draw:object draw:notify-on-update-of-ranges="Sheet1.A2:Sheet1.A7 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Algorithm A</text:p>
          </table:table-cell>
          <table:table-cell office:value-type="string">
            <text:p>Algorithm B</text:p>
          </table:table-cell>
          <table:table-cell office:value-type="string">
            <text:p>Algorithm 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5664">
            <text:p>0.005664</text:p>
          </table:table-cell>
          <table:table-cell office:value-type="float" office:value="0.012256">
            <text:p>0.012256</text:p>
          </table:table-cell>
          <table:table-cell office:value-type="float" office:value="0.01168">
            <text:p>0.0116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035296">
            <text:p>0.035296</text:p>
          </table:table-cell>
          <table:table-cell office:value-type="float" office:value="0.02336">
            <text:p>0.02336</text:p>
          </table:table-cell>
          <table:table-cell office:value-type="float" office:value="0.02272">
            <text:p>0.02272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18848">
            <text:p>0.018848</text:p>
          </table:table-cell>
          <table:table-cell office:value-type="float" office:value="0.02288">
            <text:p>0.02288</text:p>
          </table:table-cell>
          <table:table-cell office:value-type="float" office:value="0.022816">
            <text:p>0.022816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019232">
            <text:p>0.019232</text:p>
          </table:table-cell>
          <table:table-cell office:value-type="float" office:value="0.022784">
            <text:p>0.022784</text:p>
          </table:table-cell>
          <table:table-cell office:value-type="float" office:value="0.022624">
            <text:p>0.022624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019552">
            <text:p>0.019552</text:p>
          </table:table-cell>
          <table:table-cell office:value-type="float" office:value="0.022816">
            <text:p>0.022816</text:p>
          </table:table-cell>
          <table:table-cell office:value-type="float" office:value="0.022656">
            <text:p>0.022656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0.018784">
            <text:p>0.018784</text:p>
          </table:table-cell>
          <table:table-cell office:value-type="float" office:value="0.023136">
            <text:p>0.023136</text:p>
          </table:table-cell>
          <table:table-cell office:value-type="float" office:value="0.022816">
            <text:p>0.022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3T00:24:54</dc:date>
    <dc:creator>Soroosh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Sheet1.A1:Sheet1.D7" chart:data-source-has-labels="both" svg:x="0.77cm" svg:y="0.855cm" svg:width="11.447cm" svg:height="7.545cm">
          <chartooo:coordinate-region svg:x="1.868cm" svg:y="1.054cm" svg:width="9.606cm" svg:height="6.699cm"/>
          <chart:axis chart:dimension="x" chart:name="primary-x" chart:style-name="ch4" chartooo:axis-type="text"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series chart:style-name="ch7" chart:values-cell-range-address="Sheet1.C2:Sheet1.C7" chart:label-cell-address="Sheet1.C1:Sheet1.C1" chart:class="chart:line">
            <chart:data-point chart:repeated="6"/>
          </chart:series>
          <chart:series chart:style-name="ch8" chart:values-cell-range-address="Sheet1.D2:Sheet1.D7" chart:label-cell-address="Sheet1.D1:Sheet1.D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hm A</text:p>
                <draw:g>
                  <svg:desc>Sheet1.B1:Sheet1.B1</svg:desc>
                </draw:g>
              </table:table-cell>
              <table:table-cell office:value-type="string">
                <text:p>Algorithm B</text:p>
                <draw:g>
                  <svg:desc>Sheet1.C1:Sheet1.C1</svg:desc>
                </draw:g>
              </table:table-cell>
              <table:table-cell office:value-type="string">
                <text:p>Algorithm 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0.005664">
                <text:p>0.005664</text:p>
                <draw:g>
                  <svg:desc>Sheet1.B2:Sheet1.B7</svg:desc>
                </draw:g>
              </table:table-cell>
              <table:table-cell office:value-type="float" office:value="0.012256">
                <text:p>0.012256</text:p>
                <draw:g>
                  <svg:desc>Sheet1.C2:Sheet1.C7</svg:desc>
                </draw:g>
              </table:table-cell>
              <table:table-cell office:value-type="float" office:value="0.01168">
                <text:p>0.01168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35296">
                <text:p>0.035296</text:p>
              </table:table-cell>
              <table:table-cell office:value-type="float" office:value="0.02336">
                <text:p>0.02336</text:p>
              </table:table-cell>
              <table:table-cell office:value-type="float" office:value="0.02272">
                <text:p>0.0227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18848">
                <text:p>0.018848</text:p>
              </table:table-cell>
              <table:table-cell office:value-type="float" office:value="0.02288">
                <text:p>0.02288</text:p>
              </table:table-cell>
              <table:table-cell office:value-type="float" office:value="0.022816">
                <text:p>0.022816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0.019232">
                <text:p>0.019232</text:p>
              </table:table-cell>
              <table:table-cell office:value-type="float" office:value="0.022784">
                <text:p>0.022784</text:p>
              </table:table-cell>
              <table:table-cell office:value-type="float" office:value="0.022624">
                <text:p>0.02262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0.019552">
                <text:p>0.019552</text:p>
              </table:table-cell>
              <table:table-cell office:value-type="float" office:value="0.022816">
                <text:p>0.022816</text:p>
              </table:table-cell>
              <table:table-cell office:value-type="float" office:value="0.022656">
                <text:p>0.022656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0.018784">
                <text:p>0.018784</text:p>
              </table:table-cell>
              <table:table-cell office:value-type="float" office:value="0.023136">
                <text:p>0.023136</text:p>
              </table:table-cell>
              <table:table-cell office:value-type="float" office:value="0.022816">
                <text:p>0.022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